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00c3c16" style:font-size-asian="12pt" style:font-size-complex="12pt"/>
    </style:style>
    <style:style style:name="P2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00c3c16" officeooo:paragraph-rsid="000c3c16" style:font-size-asian="12pt" style:font-size-complex="12pt"/>
    </style:style>
    <style:style style:name="P3" style:family="paragraph" style:parent-style-name="Standard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15bf86" style:font-size-asian="12pt" style:font-size-complex="12pt"/>
    </style:style>
    <style:style style:name="P4" style:family="paragraph" style:parent-style-name="Standard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2ce1ae" style:font-size-asian="12pt" style:font-size-complex="12pt"/>
    </style:style>
    <style:style style:name="P5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10678e" style:font-size-asian="12pt" style:font-size-complex="12pt"/>
    </style:style>
    <style:style style:name="P6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2044da" style:font-size-asian="12pt" style:font-size-complex="12pt"/>
    </style:style>
    <style:style style:name="P7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0678e" officeooo:paragraph-rsid="0010678e" style:font-size-asian="12pt" style:font-size-complex="12pt"/>
    </style:style>
    <style:style style:name="P8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29d5e" style:font-size-asian="12pt" style:font-size-complex="12pt"/>
    </style:style>
    <style:style style:name="P9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5bf86" style:font-size-asian="12pt" style:font-size-complex="12pt"/>
    </style:style>
    <style:style style:name="P10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d4279" style:font-size-asian="12pt" style:font-size-complex="12pt"/>
    </style:style>
    <style:style style:name="P11" style:family="paragraph" style:parent-style-name="Standard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1d755" style:font-size-asian="12pt" style:font-size-complex="12pt"/>
    </style:style>
    <style:style style:name="P12" style:family="paragraph" style:parent-style-name="Standard">
      <style:paragraph-properties fo:orphans="2" fo:widows="2"/>
      <style:text-properties fo:font-variant="normal" fo:text-transform="none" fo:color="#252525" style:font-name="arial" fo:font-size="12pt" fo:letter-spacing="normal" fo:font-style="normal" fo:font-weight="normal" officeooo:rsid="0010678e" officeooo:paragraph-rsid="000e8c05" fo:background-color="transparent" style:font-size-asian="12pt" style:font-size-complex="12pt"/>
    </style:style>
    <style:style style:name="P13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0c3c16" officeooo:paragraph-rsid="000c3c16" style:font-size-asian="12pt" style:font-size-complex="12pt"/>
    </style:style>
    <style:style style:name="P14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3c6690" officeooo:paragraph-rsid="003c6690" style:font-size-asian="12pt" style:font-size-complex="12pt"/>
    </style:style>
    <style:style style:name="P15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1e1b6a" style:font-size-asian="12pt" style:font-size-complex="12pt"/>
    </style:style>
    <style:style style:name="P16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129d5e" officeooo:paragraph-rsid="002ce1ae" style:font-size-asian="12pt" style:font-size-complex="12pt"/>
    </style:style>
    <style:style style:name="P17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044da" officeooo:paragraph-rsid="002044da" style:font-size-asian="12pt" style:font-size-complex="12pt"/>
    </style:style>
    <style:style style:name="P18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22c2a" officeooo:paragraph-rsid="00222c2a" style:font-size-asian="12pt" style:font-size-complex="12pt"/>
    </style:style>
    <style:style style:name="P19" style:family="paragraph" style:parent-style-name="Standard" style:list-style-name="L1">
      <style:paragraph-properties fo:orphans="2" fo:widows="2"/>
      <style:text-properties fo:font-variant="normal" fo:text-transform="none" fo:color="#252525" style:font-name="Liberation Serif" fo:font-size="12pt" fo:letter-spacing="normal" fo:font-style="normal" fo:font-weight="normal" officeooo:rsid="0026441f" officeooo:paragraph-rsid="003c6690" style:font-size-asian="12pt" style:font-size-complex="12pt"/>
    </style:style>
    <style:style style:name="P20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0ca653" style:font-size-asian="12pt" style:font-size-complex="12pt"/>
    </style:style>
    <style:style style:name="P21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2c665a" style:font-size-asian="12pt" style:font-size-complex="12pt"/>
    </style:style>
    <style:style style:name="P22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512452" style:font-size-asian="12pt" style:font-size-complex="12pt"/>
    </style:style>
    <style:style style:name="P23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2044da" style:font-size-asian="12pt" style:font-size-complex="12pt"/>
    </style:style>
    <style:style style:name="P24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0ca653" officeooo:paragraph-rsid="003c6690" style:font-size-asian="12pt" style:font-size-complex="12pt"/>
    </style:style>
    <style:style style:name="P25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29d5e" style:font-size-asian="12pt" style:font-size-complex="12pt"/>
    </style:style>
    <style:style style:name="P26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2ce1ae" style:font-size-asian="12pt" style:font-size-complex="12pt"/>
    </style:style>
    <style:style style:name="P27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129d5e" officeooo:paragraph-rsid="0015bf86" style:font-size-asian="12pt" style:font-size-complex="12pt"/>
    </style:style>
    <style:style style:name="P28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512452" officeooo:paragraph-rsid="00512452" style:font-size-asian="12pt" style:font-size-complex="12pt"/>
    </style:style>
    <style:style style:name="P29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044da" officeooo:paragraph-rsid="002044da" style:font-size-asian="12pt" style:font-size-complex="12pt"/>
    </style:style>
    <style:style style:name="P30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59688a" style:font-size-asian="12pt" style:font-size-complex="12pt"/>
    </style:style>
    <style:style style:name="P31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cbd27" style:font-size-asian="12pt" style:font-size-complex="12pt"/>
    </style:style>
    <style:style style:name="P32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485ae3" style:font-size-asian="12pt" style:font-size-complex="12pt"/>
    </style:style>
    <style:style style:name="P33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259992" officeooo:paragraph-rsid="0031d755" style:font-size-asian="12pt" style:font-size-complex="12pt"/>
    </style:style>
    <style:style style:name="P34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3c6690" officeooo:paragraph-rsid="005838be" style:font-size-asian="12pt" style:font-size-complex="12pt"/>
    </style:style>
    <style:style style:name="P35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3c6690" officeooo:paragraph-rsid="004e2e40" style:font-size-asian="12pt" style:font-size-complex="12pt"/>
    </style:style>
    <style:style style:name="P36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none" style:text-line-through-type="none" style:font-name="Liberation Serif" fo:font-size="12pt" fo:letter-spacing="normal" fo:font-style="normal" fo:font-weight="normal" officeooo:rsid="003c6690" officeooo:paragraph-rsid="0059688a" style:font-size-asian="12pt" style:font-size-complex="12pt"/>
    </style:style>
    <style:style style:name="P37" style:family="paragraph" style:parent-style-name="Standard" style:list-style-name="L1">
      <style:paragraph-properties fo:orphans="2" fo:widows="2"/>
      <style:text-properties fo:font-variant="normal" fo:text-transform="none" fo:color="#252525" style:text-line-through-style="solid" style:text-line-through-type="single" style:font-name="Liberation Serif" fo:font-size="12pt" fo:letter-spacing="normal" fo:font-style="normal" fo:font-weight="normal" officeooo:rsid="000ca653" officeooo:paragraph-rsid="0010678e" fo:background-color="#fff200" style:font-size-asian="12pt" style:font-size-complex="12pt"/>
    </style:style>
    <style:style style:name="P38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0e8c05"/>
    </style:style>
    <style:style style:name="P39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119c90"/>
    </style:style>
    <style:style style:name="P40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129d5e"/>
    </style:style>
    <style:style style:name="P41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2ce1ae"/>
    </style:style>
    <style:style style:name="P42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15bf86"/>
    </style:style>
    <style:style style:name="P43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0ca653" officeooo:paragraph-rsid="002044da"/>
    </style:style>
    <style:style style:name="P44" style:family="paragraph" style:parent-style-name="Standard" style:list-style-name="L1">
      <style:paragraph-properties fo:orphans="2" fo:widows="2"/>
      <style:text-properties style:text-line-through-style="none" style:text-line-through-type="none" style:font-name="Liberation Serif" officeooo:rsid="00110f0c" officeooo:paragraph-rsid="00110f0c"/>
    </style:style>
    <style:style style:name="P45" style:family="paragraph" style:parent-style-name="Standard" style:list-style-name="L1">
      <style:paragraph-properties fo:orphans="2" fo:widows="2"/>
      <style:text-properties style:text-line-through-style="solid" style:text-line-through-type="single" style:font-name="Liberation Serif" officeooo:rsid="000ca653" officeooo:paragraph-rsid="0010678e" fo:background-color="#fff200"/>
    </style:style>
    <style:style style:name="P46" style:family="paragraph" style:parent-style-name="Standard" style:list-style-name="L1">
      <style:paragraph-properties fo:orphans="2" fo:widows="2"/>
      <style:text-properties style:text-line-through-style="solid" style:text-line-through-type="single" style:font-name="Liberation Serif" officeooo:rsid="000ca653" officeooo:paragraph-rsid="00293e42" fo:background-color="#fff200"/>
    </style:style>
    <style:style style:name="P47" style:family="paragraph" style:parent-style-name="Standard" style:list-style-name="L1">
      <style:paragraph-properties fo:orphans="2" fo:widows="2"/>
      <style:text-properties style:font-name="Liberation Serif" officeooo:rsid="000ca653" officeooo:paragraph-rsid="001e1b6a"/>
    </style:style>
    <style:style style:name="T1" style:family="text">
      <style:text-properties officeooo:rsid="000c3c16"/>
    </style:style>
    <style:style style:name="T2" style:family="text">
      <style:text-properties fo:font-variant="normal" fo:text-transform="none" fo:color="#252525" fo:font-size="12pt" fo:letter-spacing="normal" fo:font-style="normal" fo:font-weight="normal" style:font-size-asian="12pt" style:font-size-complex="12pt"/>
    </style:style>
    <style:style style:name="T3" style:family="text">
      <style:text-properties fo:font-variant="normal" fo:text-transform="none" fo:color="#252525" fo:font-size="12pt" fo:letter-spacing="normal" fo:font-style="normal" fo:font-weight="normal" officeooo:rsid="000e8c05" style:font-size-asian="12pt" style:font-size-complex="12pt"/>
    </style:style>
    <style:style style:name="T4" style:family="text">
      <style:text-properties fo:font-variant="normal" fo:text-transform="none" fo:color="#252525" fo:font-size="12pt" fo:letter-spacing="normal" fo:font-style="normal" fo:font-weight="normal" officeooo:rsid="00129d5e" style:font-size-asian="12pt" style:font-size-complex="12pt"/>
    </style:style>
    <style:style style:name="T5" style:family="text">
      <style:text-properties fo:font-variant="normal" fo:text-transform="none" fo:color="#252525" fo:font-size="12pt" fo:letter-spacing="normal" fo:font-style="normal" fo:font-weight="normal" officeooo:rsid="004fc973" style:font-size-asian="12pt" style:font-size-complex="12pt"/>
    </style:style>
    <style:style style:name="T6" style:family="text">
      <style:text-properties officeooo:rsid="000e8c05"/>
    </style:style>
    <style:style style:name="T7" style:family="text">
      <style:text-properties officeooo:rsid="00119c90"/>
    </style:style>
    <style:style style:name="T8" style:family="text">
      <style:text-properties officeooo:rsid="00129d5e"/>
    </style:style>
    <style:style style:name="T9" style:family="text">
      <style:text-properties officeooo:rsid="00135d63"/>
    </style:style>
    <style:style style:name="T10" style:family="text">
      <style:text-properties officeooo:rsid="00143e59"/>
    </style:style>
    <style:style style:name="T11" style:family="text">
      <style:text-properties officeooo:rsid="0015bf86"/>
    </style:style>
    <style:style style:name="T12" style:family="text">
      <style:text-properties officeooo:rsid="001b7474"/>
    </style:style>
    <style:style style:name="T13" style:family="text">
      <style:text-properties officeooo:rsid="001d4d5e"/>
    </style:style>
    <style:style style:name="T14" style:family="text">
      <style:text-properties officeooo:rsid="001e1b6a"/>
    </style:style>
    <style:style style:name="T15" style:family="text">
      <style:text-properties officeooo:rsid="002044da"/>
    </style:style>
    <style:style style:name="T16" style:family="text">
      <style:text-properties officeooo:rsid="0026441f"/>
    </style:style>
    <style:style style:name="T17" style:family="text">
      <style:text-properties officeooo:rsid="000ca653"/>
    </style:style>
    <style:style style:name="T18" style:family="text">
      <style:text-properties style:text-line-through-style="solid" style:text-line-through-type="single" officeooo:rsid="0026441f" fo:background-color="#fff200" loext:char-shading-value="0"/>
    </style:style>
    <style:style style:name="T19" style:family="text">
      <style:text-properties officeooo:rsid="002ce1ae"/>
    </style:style>
    <style:style style:name="T20" style:family="text">
      <style:text-properties officeooo:rsid="0030c73e"/>
    </style:style>
    <style:style style:name="T21" style:family="text">
      <style:text-properties fo:background-color="#fff200" loext:char-shading-value="0"/>
    </style:style>
    <style:style style:name="T22" style:family="text">
      <style:text-properties officeooo:rsid="00332385"/>
    </style:style>
    <style:style style:name="T23" style:family="text">
      <style:text-properties officeooo:rsid="003b4d2d"/>
    </style:style>
    <style:style style:name="T24" style:family="text">
      <style:text-properties officeooo:rsid="003c6690"/>
    </style:style>
    <style:style style:name="T25" style:family="text">
      <style:text-properties officeooo:rsid="00509ee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3">ma</text:span>Vamos criar um sistema de controle difuso que modela como você pode <text:span text:style-name="T1">entrar em uma operação no mercado financeiro</text:span>. <text:span text:style-name="T1">Ao entrar com a nuvem de ichimoku</text:span>, <text:span text:style-name="T1">podemos considerar varias questões para isso além das 4 regras da estrategia “T/K Cross”</text:span>, classifica<text:span text:style-name="T1">ndo</text:span> entre 0 e 10. <text:span text:style-name="T1">Vamos </text:span>usa<text:span text:style-name="T1">r</text:span> isso para <text:span text:style-name="T1">confirmar a entrada </text:span>entre 0 e <text:span text:style-name="T1">100</text:span>%.</text:p>
      <text:p text:style-name="P1"/>
      <text:p text:style-name="P2">Formulação: </text:p>
      <text:p text:style-name="P2"/>
      <text:list xml:id="list2622546424" text:style-name="L1">
        <text:list-item>
          <text:p text:style-name="P13">Entrada</text:p>
          <text:list>
            <text:list-item>
              <text:p text:style-name="P14">RNA</text:p>
              <text:list>
                <text:list-item>
                  <text:p text:style-name="P14">Qual a saida da RNA, escala de 0 a 2:</text:p>
                </text:list-item>
                <text:list-item>
                  <text:p text:style-name="P14">Fuzzy set: comprado, vendido, aguardar<text:line-break/></text:p>
                </text:list-item>
              </text:list>
            </text:list-item>
            <text:list-item>
              <text:p text:style-name="P20">Preço x Nuvem<text:span text:style-name="T21"> </text:span><text:span text:style-name="T18">bull</text:span></text:p>
              <text:list>
                <text:list-item>
                  <text:p text:style-name="P38">Preço está longe da nuvem, <text:span text:style-name="T6">em uma escala de 0 a 10</text:span>? </text:p>
                </text:list-item>
                <text:list-item>
                  <text:p text:style-name="P38">Fuzzy set: <text:span text:style-name="T6">Longe(good), perto(average), dentro(poor) </text:span></text:p>
                </text:list-item>
              </text:list>
            </text:list-item>
          </text:list>
        </text:list-item>
      </text:list>
      <text:p text:style-name="P12"/>
      <text:list xml:id="list220003908446256" text:continue-numbering="true" text:style-name="L1">
        <text:list-item>
          <text:list>
            <text:list-item>
              <text:p text:style-name="P37">Preço x Nuvem <text:span text:style-name="T16">bear</text:span></text:p>
              <text:list>
                <text:list-item>
                  <text:p text:style-name="P45">Preço está longe da nuvem, pra cima ou pra baixo, <text:span text:style-name="T6">em uma escala de 0 a 10</text:span>? </text:p>
                </text:list-item>
                <text:list-item>
                  <text:p text:style-name="P46"><text:span text:style-name="T2">Fuzzy set: Fuzzy set: </text:span><text:span text:style-name="T3">Longe, perto, dentro</text:span></text:p>
                </text:list-item>
              </text:list>
            </text:list-item>
          </text:list>
        </text:list-item>
      </text:list>
      <text:p text:style-name="P7"/>
      <text:list xml:id="list220004970664485" text:continue-numbering="true" text:style-name="L1">
        <text:list-item>
          <text:list>
            <text:list-item>
              <text:p text:style-name="P44"><text:span text:style-name="T7">S</text:span>enkou <text:span text:style-name="T7">B futura</text:span> reta?</text:p>
              <text:list>
                <text:list-item>
                  <text:p text:style-name="P39"><text:span text:style-name="T7">Senkou B futura esta muito tempo reta, em uma escala de 0 a 10</text:span>? <text:s/></text:p>
                </text:list-item>
                <text:list-item>
                  <text:p text:style-name="P21">Fuzzy set: <text:span text:style-name="T8">bastante, Pouco, mediano</text:span></text:p>
                </text:list-item>
              </text:list>
            </text:list-item>
          </text:list>
        </text:list-item>
      </text:list>
      <text:p text:style-name="P5"/>
      <text:list xml:id="list220005362882105" text:continue-numbering="true" text:style-name="L1">
        <text:list-item>
          <text:list>
            <text:list-item>
              <text:p text:style-name="P25">Kumo Grossa?</text:p>
              <text:list>
                <text:list-item>
                  <text:p text:style-name="P40"><text:span text:style-name="T8">Kumo esta muito tempo grossa, em uma escala de 0 a 10</text:span>? <text:s/></text:p>
                </text:list-item>
                <text:list-item>
                  <text:p text:style-name="P41"><text:span text:style-name="T2">Fuzzy set: </text:span><text:span text:style-name="T4">bastante, Pouco, median</text:span><text:span text:style-name="T5">o</text:span></text:p>
                  <text:p text:style-name="P25"/>
                </text:list-item>
              </text:list>
            </text:list-item>
            <text:list-item>
              <text:p text:style-name="P25"><text:span text:style-name="T9">Preço longe kinju </text:span>?</text:p>
              <text:list>
                <text:list-item>
                  <text:p text:style-name="P40"><text:span text:style-name="T10">O fechamento do preço esta longe da kinju, em uma escala de 0 a 10</text:span>? <text:s/></text:p>
                </text:list-item>
                <text:list-item>
                  <text:p text:style-name="P26">Fuzzy set: bastante, <text:span text:style-name="T19">P</text:span>ouco, <text:span text:style-name="T22">dentro</text:span></text:p>
                </text:list-item>
              </text:list>
            </text:list-item>
          </text:list>
        </text:list-item>
      </text:list>
      <text:p text:style-name="P8"/>
      <text:list xml:id="list220004553755228" text:continue-numbering="true" text:style-name="L1">
        <text:list-item>
          <text:list>
            <text:list-item>
              <text:p text:style-name="P27"><text:span text:style-name="T11">Pullback </text:span>?</text:p>
              <text:list>
                <text:list-item>
                  <text:p text:style-name="P42"><text:span text:style-name="T12">Preço esta muito esticado sera vai fazer um pullback, em uma escala de 0 a 10</text:span>? <text:s/></text:p>
                </text:list-item>
                <text:list-item>
                  <text:p text:style-name="P27">Fuzzy set: <text:span text:style-name="T13">sim(good)</text:span>, <text:span text:style-name="T13">não(poor), talvez(average)</text:span></text:p>
                </text:list-item>
              </text:list>
            </text:list-item>
          </text:list>
        </text:list-item>
      </text:list>
      <text:p text:style-name="P9"/>
      <text:list xml:id="list220003964452303" text:continue-numbering="true" text:style-name="L1">
        <text:list-item>
          <text:list>
            <text:list-item>
              <text:p text:style-name="P28">Kinju Reta?</text:p>
              <text:list>
                <text:list-item>
                  <text:p text:style-name="P28">A kinju esta reta, em uma escala de 0 a 10?</text:p>
                </text:list-item>
                <text:list-item>
                  <text:p text:style-name="P22">Fuzzy set: <text:span text:style-name="T8">bastante, Pouco, mediano</text:span></text:p>
                </text:list-item>
              </text:list>
            </text:list-item>
          </text:list>
        </text:list-item>
      </text:list>
      <text:p text:style-name="P3"/>
      <text:list xml:id="list220004625279907" text:continue-numbering="true" text:style-name="L1">
        <text:list-item>
          <text:list>
            <text:list-item>
              <text:p text:style-name="P15"><text:span text:style-name="T14">Lateralizacao </text:span>?</text:p>
              <text:list>
                <text:list-item>
                  <text:p text:style-name="P47"><text:span text:style-name="T14">O preço esta muito lateralizado, em uma escala de 0 a 10</text:span>? <text:s/></text:p>
                </text:list-item>
                <text:list-item>
                  <text:p text:style-name="P16">Fuzzy set: bastante, Pouco, median<text:span text:style-name="T25">o</text:span></text:p>
                </text:list-item>
              </text:list>
            </text:list-item>
          </text:list>
        </text:list-item>
      </text:list>
      <text:p text:style-name="P4"/>
      <text:list xml:id="list220004246076384" text:continue-numbering="true" text:style-name="L1">
        <text:list-item>
          <text:p text:style-name="P17">Saida</text:p>
          <text:list>
            <text:list-item>
              <text:p text:style-name="P29">Operacao</text:p>
              <text:list>
                <text:list-item>
                  <text:p text:style-name="P43"><text:span text:style-name="T15">comprado em uma escala de 0% <text:s/>a 100% </text:span>? </text:p>
                </text:list-item>
                <text:list-item>
                  <text:p text:style-name="P23">Fuzzy set: <text:span text:style-name="T24">Forte, Fraco, medio</text:span></text:p>
                </text:list-item>
              </text:list>
            </text:list-item>
          </text:list>
        </text:list-item>
      </text:list>
      <text:p text:style-name="P6"/>
      <text:list xml:id="list220003441678976" text:continue-numbering="true" text:style-name="L1">
        <text:list-item>
          <text:list>
            <text:list-item>
              <text:list>
                <text:list-item>
                  <text:p text:style-name="P43"><text:span text:style-name="T15">aguardar</text:span> <text:span text:style-name="T6">em uma escala de 0% <text:s/>a 100% </text:span>? </text:p>
                </text:list-item>
                <text:list-item>
                  <text:p text:style-name="P24">Fuzzy set: <text:span text:style-name="T24">Forte, Fraco, medio</text:span></text:p>
                </text:list-item>
              </text:list>
            </text:list-item>
          </text:list>
        </text:list-item>
      </text:list>
      <text:p text:style-name="P6"/>
      <text:list xml:id="list220004968299707" text:continue-numbering="true" text:style-name="L1">
        <text:list-item>
          <text:list>
            <text:list-item>
              <text:list>
                <text:list-item>
                  <text:p text:style-name="P43"><text:soft-page-break/><text:span text:style-name="T15">vendido</text:span>, <text:span text:style-name="T6">em uma escala de 0% <text:s/>a 100% </text:span>? </text:p>
                </text:list-item>
                <text:list-item>
                  <text:p text:style-name="P24">Fuzzy set: <text:span text:style-name="T24">Forte, Fraco, medio</text:span></text:p>
                </text:list-item>
              </text:list>
            </text:list-item>
          </text:list>
        </text:list-item>
      </text:list>
      <text:p text:style-name="P6"/>
      <text:p text:style-name="P6"/>
      <text:p text:style-name="P6"/>
      <text:list xml:id="list220005166687231" text:continue-numbering="true" text:style-name="L1">
        <text:list-item>
          <text:p text:style-name="P18">Regras</text:p>
          <text:list>
            <text:list-item>
              <text:p text:style-name="P19"><text:span text:style-name="T24"><text:s/></text:span>Comprado</text:p>
              <text:list>
                <text:list-item>
                  <text:p text:style-name="P30"><text:span text:style-name="T24">IF RNA for comprado, e s</text:span>e o <text:span text:style-name="T20">Preço x Nuvem for perto, e Senkou B futura reta for pouco, e se Kumo Grossa for pouco, e se Preço longe kinju for perto ou Kinju Reta for bastante e se Pullback for sim, então comprado será alto. </text:span></text:p>
                  <text:p text:style-name="P31"/>
                </text:list-item>
                <text:list-item>
                  <text:p text:style-name="P30"><text:span text:style-name="T24">IF RNA for comprado, s</text:span>e o <text:span text:style-name="T20">Preço x Nuvem for dentro, e Senkou B futura reta for mediano, e se Kumo Grossa for mediano, e se Preço longe kinju for mediano ou se Pullback for talvez, e lateralizacao for pouca, então comprado será medio. </text:span></text:p>
                  <text:p text:style-name="P32"/>
                </text:list-item>
                <text:list-item>
                  <text:p text:style-name="P34">IF RNA for comprado, Senkou B futura reta for bastante &amp; Kumo Grossa for bastante &amp; Lateralizacao for bastante então comprado será baixo. </text:p>
                </text:list-item>
              </text:list>
            </text:list-item>
          </text:list>
        </text:list-item>
      </text:list>
      <text:p text:style-name="P10"/>
      <text:list xml:id="list220003452859679" text:continue-numbering="true" text:style-name="L1">
        <text:list-item>
          <text:list>
            <text:list-item>
              <text:p text:style-name="P35"><text:s/>Aguardar</text:p>
              <text:list>
                <text:list-item>
                  <text:p text:style-name="P33">Se o<text:span text:style-name="T17"> Senkou B futura reta for bastante &amp; Lateralizacao for bastante &amp; Pullback for nao então aguardar será alto. </text:span></text:p>
                </text:list-item>
              </text:list>
            </text:list-item>
          </text:list>
        </text:list-item>
      </text:list>
      <text:p text:style-name="P11"/>
      <text:list xml:id="list220004796246777" text:continue-numbering="true" text:style-name="L1">
        <text:list-item>
          <text:list>
            <text:list-item>
              <text:list>
                <text:list-item>
                  <text:p text:style-name="P33">Se o <text:span text:style-name="T20">(Preço x Nuvem for dentro | Senkou B futura reta for mediano) &amp; Kumo Grossa for mediana &amp; Preço longe kinju for longe &amp; Lateralizacao for bastante &amp; Pullback for nao então aguardar será medio. </text:span></text:p>
                </text:list-item>
              </text:list>
            </text:list-item>
          </text:list>
        </text:list-item>
      </text:list>
      <text:p text:style-name="P11"/>
      <text:list xml:id="list220004467639818" text:continue-numbering="true" text:style-name="L1">
        <text:list-item>
          <text:list>
            <text:list-item>
              <text:list>
                <text:list-item>
                  <text:p text:style-name="P33">Se o <text:span text:style-name="T20">Preço x Nuvem for longe| Senkou B futura reta for bastante &amp; Kumo Grossa for bastante &amp; Preço longe kinju for perto &amp; Lateralizacao for mediano &amp; Pullback for nao então aguardar será baixo. </text:span></text:p>
                </text:list-item>
              </text:list>
            </text:list-item>
          </text:list>
        </text:list-item>
      </text:list>
      <text:p text:style-name="P11"/>
      <text:list xml:id="list220004698456777" text:continue-numbering="true" text:style-name="L1">
        <text:list-item>
          <text:list>
            <text:list-item>
              <text:p text:style-name="P35"><text:s/>Vendido</text:p>
              <text:list>
                <text:list-item>
                  <text:p text:style-name="P30"><text:span text:style-name="T24">IF RNA for comprado, e s</text:span>e o <text:span text:style-name="T20">Preço x Nuvem for perto, e Senkou B futura reta for pouco, e se Kumo Grossa for pouco, e se Preço longe kinju for perto ou Kinju Reta for bastante e se Pullback for sim, então comprado será alto. </text:span></text:p>
                  <text:p text:style-name="P30"/>
                </text:list-item>
                <text:list-item>
                  <text:p text:style-name="P30"><text:span text:style-name="T24">IF RNA for comprado, s</text:span>e o <text:span text:style-name="T20">Preço x Nuvem for dentro, e Senkou B futura reta for mediano, e se Kumo Grossa for mediano, e se Preço longe kinju for mediano ou se Pullback for talvez, e lateralizacao for pouca, então comprado será medio. </text:span></text:p>
                  <text:p text:style-name="P30"/>
                </text:list-item>
                <text:list-item>
                  <text:p text:style-name="P36">IF RNA for comprado, Senkou B futura reta for bastante &amp; Kumo Grossa for bastante &amp; Lateralizacao for bastante então comprado será baixo. 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9T09:13:01.059908985</meta:creation-date>
    <meta:editing-duration>PT12H30M6S</meta:editing-duration>
    <meta:editing-cycles>30</meta:editing-cycles>
    <meta:generator>LibreOffice/6.0.7.3$Linux_X86_64 LibreOffice_project/00m0$Build-3</meta:generator>
    <dc:date>2019-11-03T21:43:04.723290263</dc:date>
    <meta:document-statistic meta:table-count="0" meta:image-count="0" meta:object-count="0" meta:page-count="2" meta:paragraph-count="56" meta:word-count="670" meta:character-count="3367" meta:non-whitespace-character-count="2769"/>
  </office:meta>
</office:document-meta>
</file>